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36mm"/>
    </style:style>
    <style:style style:name="co2" style:family="table-column">
      <style:table-column-properties fo:break-before="auto" style:column-width="255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9.63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0.64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Calibri"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style:font-name="Calibri" fo:font-size="14pt" style:font-size-asian="14pt" style:font-size-complex="14pt"/>
    </style:style>
    <style:style style:name="ce4" style:family="table-cell" style:parent-style-name="Default">
      <style:text-properties style:font-name="Calibri" fo:font-size="14pt" style:font-size-asian="14pt" style:font-size-complex="14pt"/>
    </style:style>
    <style:style style:name="ce5" style:family="table-cell" style:parent-style-name="Default">
      <style:table-cell-properties fo:wrap-option="wrap" style:vertical-align="top"/>
      <style:text-properties fo:color="#2e3436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4pt" style:language-asian="zxx" style:country-asian="none" style:font-style-asian="normal" style:font-weight-asian="normal" style:font-name-complex="Cantarel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zxx" style:country-complex="none" style:font-size-asian="14pt" style:font-name="Calibri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fo:color="#2e3436" style:language-asian="zxx" style:country-asian="none" style:font-name-asian="Cantarell" style:font-name-complex="Cantarel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4" table:default-cell-style-name="ce4"/>
        <table:table-column table:style-name="co3" table:number-columns-repeated="1012" table:default-cell-style-name="ce4"/>
        <table:table-row table:style-name="ro1">
          <table:table-cell table:style-name="ce1" office:value-type="string" calcext:value-type="string">
            <text:p>Feature set</text:p>
          </table:table-cell>
          <table:table-cell table:style-name="ce1" office:value-type="string" calcext:value-type="string">
            <text:p>Feature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S1 - User activity</text:p>
          </table:table-cell>
          <table:table-cell table:style-name="ce2" office:value-type="string" calcext:value-type="string">
            <text:p>– number of initiated diffusions;</text:p>
            <text:p>– number of submitted comments; </text:p>
            <text:p>– number of received replies per comment; </text:p>
            <text:p>– stance at current time-frame.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S2 - User activity per group</text:p>
          </table:table-cell>
          <table:table-cell table:style-name="ce2" office:value-type="string" calcext:value-type="string">
            <text:p>– number of initiated diffusions;</text:p>
            <text:p>– number of submitted comments; </text:p>
            <text:p>– number of submitted comments to users from each group (A, B, N);</text:p>
            <text:p>– stance at current time-frame.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S3 - Structure of diffusion</text:p>
          </table:table-cell>
          <table:table-cell table:style-name="ce2" office:value-type="string" calcext:value-type="string">
            <text:p>– ratio of comments from each group (A, B, N), in the diffusions the user takes part in; </text:p>
            <text:p>– stance at current time-frame.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S4 - All features</text:p>
          </table:table-cell>
          <table:table-cell table:style-name="ce5" office:value-type="string" calcext:value-type="string">
            <text:p><text:span text:style-name="T1">FS1 + FS2 + FS3</text:span></text:p>
          </table:table-cell>
          <table:table-cell table:number-columns-repeated="1022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.00.0000</text:date>, <text:time style:data-style-name="N2" text:time-value="16:45:48.623929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12-23T10:51:36</meta:creation-date>
    <meta:editing-cycles>1</meta:editing-cycles>
    <meta:editing-duration>PT12M23S</meta:editing-duration>
    <dc:date>2019-11-22T17:13:25.750822606</dc:date>
    <dc:creator>Marian-Andrei RIZOIU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